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30000013B886C0C0C.png" manifest:media-type="image/png"/>
  <manifest:file-entry manifest:full-path="Pictures/image2.jpg" manifest:media-type="image/jpeg"/>
  <manifest:file-entry manifest:full-path="Pictures/imag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0cm, 0cm, 0cm, 0cm)" draw:image-opacity="100%" style:mirror="non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notes">
      <style:graphic-properties draw:stroke="none" draw:fill="none" draw:fill-color="#ffffff" draw:textarea-horizontal-align="left" draw:textarea-vertical-align="middle" draw:auto-grow-height="false" draw:auto-grow-width="false" fo:min-height="11.43cm" fo:padding-top="0.254cm" fo:padding-bottom="0.254cm" fo:padding-left="0.254cm" fo:padding-right="0.254cm" fo:wrap-option="wrap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obj-Title-and-Content-notes">
      <style:graphic-properties draw:stroke="none" draw:fill="none" draw:fill-color="#ffffff" draw:textarea-horizontal-align="left" draw:textarea-vertical-align="middle" draw:auto-grow-height="false" draw:auto-grow-width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font-size="72pt" fo:font-style="italic" style:font-size-asian="72pt" style:font-style-asian="italic" style:font-size-complex="72pt" style:font-style-complex="italic"/>
    </style:style>
    <style:style style:name="P5" style:family="paragraph">
      <style:paragraph-properties style:writing-mode="lr-tb" style:font-independent-line-spacing="true"/>
      <style:text-properties fo:font-size="72pt" fo:font-style="italic" style:font-size-asian="72pt" style:font-style-asian="italic" style:font-size-complex="72pt" style:font-style-complex="italic"/>
    </style:style>
    <style:style style:name="P6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67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false" style:font-name-asian="Calibri1" style:font-size-asian="67pt" style:font-style-asian="normal" style:font-weight-asian="normal" style:font-name-complex="Calibri1" style:font-size-complex="67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false" style:font-name-asian="Calibri1" style:font-size-asian="48pt" style:font-style-asian="normal" style:font-weight-asian="normal" style:font-name-complex="Calibri1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72pt" fo:letter-spacing="normal" fo:language="es" fo:country="AR" fo:font-style="italic" style:text-underline-style="none" fo:font-weight="normal" style:text-underline-mode="continuous" style:text-overline-mode="continuous" style:text-line-through-mode="continuous" style:letter-kerning="false" style:font-name-asian="Calibri1" style:font-size-asian="72pt" style:font-style-asian="italic" style:font-weight-asian="normal" style:font-name-complex="Calibri1" style:font-size-complex="72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s" fo:country="AR" fo:font-style="italic" style:text-underline-style="none" fo:font-weight="normal" style:text-underline-mode="continuous" style:text-overline-mode="continuous" style:text-line-through-mode="continuous" style:letter-kerning="false" style:font-name-asian="Calibri1" style:font-size-asian="44pt" style:font-style-asian="italic" style:font-weight-asian="normal" style:font-name-complex="Calibri1" style:font-size-complex="44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language="es" fo:country="AR" fo:font-style="italic" style:text-underline-style="none" fo:font-weight="normal" style:text-underline-mode="continuous" style:text-overline-mode="continuous" style:text-line-through-mode="continuous" style:letter-kerning="false" style:font-name-asian="Calibri1" style:font-size-asian="40pt" style:font-style-asian="italic" style:font-weight-asian="normal" style:font-name-complex="Calibri1" style:font-size-complex="4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language="es" fo:country="AR" fo:font-style="italic" style:text-underline-style="none" fo:font-weight="normal" style:text-underline-mode="continuous" style:text-overline-mode="continuous" style:text-line-through-mode="continuous" style:letter-kerning="false" style:font-name-asian="Calibri1" style:font-style-asian="italic" style:font-weight-asian="normal" style:font-name-complex="Calibri1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3" draw:style-name="dp1" draw:master-page-name="Master1-Layout1-title-Title-Slide" presentation:presentation-page-layout-name="AL1T33">
        <office:forms form:automatic-focus="false" form:apply-design-mode="false"/>
        <draw:frame draw:name="Shape 84" presentation:style-name="pr1" draw:text-style-name="P2" draw:layer="layout" svg:width="32.237cm" svg:height="3.69cm" svg:x="0.815cm" svg:y="0.806cm" presentation:class="title" presentation:user-transformed="true">
          <draw:text-box>
            <text:p text:style-name="P1"><text:span text:style-name="T1">Comunicaciones</text:span><text:span text:style-name="T1"><text:line-break/></text:span><text:span text:style-name="T1">Seguras</text:span></text:p>
          </draw:text-box>
        </draw:frame>
        <draw:frame draw:name="Shape 86" draw:style-name="gr1" draw:layer="layout" svg:width="2.328cm" svg:height="0.82cm" svg:x="28.204cm" svg:y="16.54cm">
          <draw:image xlink:href="Pictures/image1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  <svg:desc>https://camo.githubusercontent.com/e170e276291254896665fa8f612b99fe5b7dd005/68747470733a2f2f692e6372656174697665636f6d6d6f6e732e6f72672f6c2f62792d73612f342e302f38387833312e706e67</svg:desc>
        </draw:frame>
        <draw:frame draw:name="Picture 1" draw:style-name="gr2" draw:layer="layout" svg:width="3.281cm" svg:height="3.281cm" svg:x="1.545cm" svg:y="14.753cm">
          <draw:image xlink:href="Pictures/image2.jpg" xlink:type="simple" xlink:show="embed" xlink:actuate="onLoad">
            <text:p/>
          </draw:image>
        </draw:frame>
        <draw:frame draw:name="Shape 84" draw:style-name="gr3" draw:text-style-name="P2" draw:layer="layout" svg:width="32.237cm" svg:height="3.69cm" svg:x="0.815cm" svg:y="15.105cm">
          <draw:text-box>
            <text:p text:style-name="P1"><text:span text:style-name="T2">#FliSOLTandil 2017</text:span></text:p>
          </draw:text-box>
        </draw:frame>
        <draw:frame draw:style-name="gr4" draw:text-style-name="P3" draw:layer="layout" svg:width="13.97cm" svg:height="5.588cm" svg:x="10.16cm" svg:y="8.636cm">
          <draw:image xlink:href="Pictures/10000201000003530000013B886C0C0C.png" xlink:type="simple" xlink:show="embed" xlink:actuate="onLoad">
            <text:p/>
          </draw:image>
        </draw:frame>
        <presentation:notes draw:style-name="dp2">
          <draw:frame draw:name="Shape 81" presentation:style-name="pr2" draw:text-style-name="P2" draw:layer="layout" svg:width="15.24cm" svg:height="11.43cm" svg:x="1.905cm" svg:y="12.065cm" presentation:class="notes" presentation:placeholder="true">
            <draw:text-box/>
          </draw:frame>
          <draw:page-thumbnail draw:name="Shape 82" draw:style-name="gr5" draw:layer="layout" svg:width="16.933cm" svg:height="9.525cm" svg:x="1.058cm" svg:y="1.905cm" draw:page-number="1" presentation:class="page"/>
        </presentation:notes>
      </draw:page>
      <draw:page draw:name="Slide24" draw:style-name="dp1" draw:master-page-name="Master1-Layout2-obj-Title-and-Content" presentation:presentation-page-layout-name="AL2T18">
        <draw:frame draw:name="Shape 156" presentation:style-name="pr3" draw:text-style-name="P5" draw:layer="layout" svg:width="29.21cm" svg:height="7.746cm" svg:x="2.328cm" svg:y="4.572cm" presentation:class="title" presentation:user-transformed="true">
          <draw:text-box>
            <text:p text:style-name="P4"><text:span text:style-name="T3">Porque?</text:span><text:span text:style-name="T3"><text:line-break/></text:span><text:span text:style-name="T3"><text:line-break/></text:span><text:span text:style-name="T4">Privacidad, vigilancia</text:span></text:p>
          </draw:text-box>
        </draw:frame>
        <draw:frame draw:style-name="gr4" draw:text-style-name="P3" draw:layer="layout" svg:width="7.62cm" svg:height="3.048cm" svg:x="0.508cm" svg:y="15.494cm">
          <draw:image xlink:href="Pictures/10000201000003530000013B886C0C0C.png" xlink:type="simple" xlink:show="embed" xlink:actuate="onLoad">
            <text:p/>
          </draw:image>
        </draw:frame>
        <presentation:notes draw:style-name="dp2">
          <draw:frame draw:name="Shape 153" presentation:style-name="pr4" draw:text-style-name="P2" draw:layer="layout" svg:width="15.24cm" svg:height="11.43cm" svg:x="1.905cm" svg:y="12.065cm" presentation:class="notes" presentation:placeholder="true">
            <draw:text-box/>
          </draw:frame>
          <draw:page-thumbnail draw:name="Shape 154" draw:style-name="gr5" draw:layer="layout" svg:width="16.933cm" svg:height="9.525cm" svg:x="1.058cm" svg:y="1.905cm" draw:page-number="2" presentation:class="page"/>
        </presentation:notes>
      </draw:page>
      <draw:page draw:name="Slide24" draw:style-name="dp1" draw:master-page-name="Master1-Layout2-obj-Title-and-Content" presentation:presentation-page-layout-name="AL2T18">
        <office:forms form:automatic-focus="false" form:apply-design-mode="false"/>
        <draw:frame draw:name="Shape 156" presentation:style-name="pr3" draw:text-style-name="P5" draw:layer="layout" svg:width="29.21cm" svg:height="9.524cm" svg:x="2.328cm" svg:y="1.27cm" presentation:class="title" presentation:user-transformed="true">
          <draw:text-box>
            <text:p text:style-name="P4"><text:span text:style-name="T3">Criptografia</text:span><text:span text:style-name="T3"><text:line-break/></text:span><text:span text:style-name="T3"><text:line-break/></text:span><text:span text:style-name="T4">Encripcion</text:span><text:span text:style-name="T4"><text:line-break/></text:span><text:span text:style-name="T5">Simetrica</text:span><text:span text:style-name="T5"><text:line-break/></text:span><text:span text:style-name="T5">Asimetrica</text:span><text:span text:style-name="T4"><text:line-break/></text:span><text:span text:style-name="T4"><text:line-break/></text:span><text:span text:style-name="T4">Firma digital</text:span></text:p>
          </draw:text-box>
        </draw:frame>
        <draw:frame draw:style-name="gr4" draw:text-style-name="P3" draw:layer="layout" svg:width="7.62cm" svg:height="3.048cm" svg:x="0.508cm" svg:y="15.494cm">
          <draw:image xlink:href="Pictures/10000201000003530000013B886C0C0C.png" xlink:type="simple" xlink:show="embed" xlink:actuate="onLoad">
            <text:p/>
          </draw:image>
        </draw:frame>
        <presentation:notes draw:style-name="dp2">
          <draw:frame draw:name="Shape 153" presentation:style-name="pr4" draw:text-style-name="P6" draw:layer="layout" svg:width="15.24cm" svg:height="11.43cm" svg:x="1.905cm" svg:y="12.065cm" presentation:class="notes" presentation:placeholder="true">
            <draw:text-box/>
          </draw:frame>
          <draw:page-thumbnail draw:name="Shape 154" draw:style-name="gr5" draw:layer="layout" svg:width="16.933cm" svg:height="9.525cm" svg:x="1.058cm" svg:y="1.905cm" draw:page-number="3" presentation:class="page"/>
        </presentation:notes>
      </draw:page>
      <draw:page draw:name="Slide24" draw:style-name="dp1" draw:master-page-name="Master1-Layout2-obj-Title-and-Content" presentation:presentation-page-layout-name="AL2T18">
        <office:forms form:automatic-focus="false" form:apply-design-mode="false"/>
        <draw:frame draw:name="Shape 156" presentation:style-name="pr3" draw:text-style-name="P5" draw:layer="layout" svg:width="29.21cm" svg:height="6.73cm" svg:x="2.286cm" svg:y="3.43cm" presentation:class="title" presentation:user-transformed="true">
          <draw:text-box>
            <text:p text:style-name="P4"><text:span text:style-name="T3">Problemas en la practica</text:span><text:span text:style-name="T3"><text:line-break/></text:span><text:span text:style-name="T3"><text:line-break/></text:span><text:span text:style-name="T4">Distribucion de claves</text:span></text:p>
          </draw:text-box>
        </draw:frame>
        <draw:frame draw:style-name="gr4" draw:text-style-name="P3" draw:layer="layout" svg:width="7.62cm" svg:height="3.048cm" svg:x="0.508cm" svg:y="15.494cm">
          <draw:image xlink:href="Pictures/10000201000003530000013B886C0C0C.png" xlink:type="simple" xlink:show="embed" xlink:actuate="onLoad">
            <text:p/>
          </draw:image>
        </draw:frame>
        <presentation:notes draw:style-name="dp2">
          <draw:frame draw:name="Shape 153" presentation:style-name="pr4" draw:text-style-name="P6" draw:layer="layout" svg:width="15.24cm" svg:height="11.43cm" svg:x="1.905cm" svg:y="12.065cm" presentation:class="notes" presentation:placeholder="true">
            <draw:text-box/>
          </draw:frame>
          <draw:page-thumbnail draw:name="Shape 154" draw:style-name="gr5" draw:layer="layout" svg:width="16.933cm" svg:height="9.525cm" svg:x="1.058cm" svg:y="1.905cm" draw:page-number="4" presentation:class="page"/>
        </presentation:notes>
      </draw:page>
      <draw:page draw:name="Slide24" draw:style-name="dp1" draw:master-page-name="Master1-Layout2-obj-Title-and-Content" presentation:presentation-page-layout-name="AL2T18">
        <draw:frame draw:name="Shape 156" presentation:style-name="pr3" draw:text-style-name="P5" draw:layer="layout" svg:width="29.21cm" svg:height="17.018cm" svg:x="2.328cm" svg:y="0.762cm" presentation:class="title" presentation:user-transformed="true">
          <draw:text-box>
            <text:p text:style-name="P4"><text:span text:style-name="T3">Soluciones</text:span><text:span text:style-name="T4"><text:line-break/></text:span><text:span text:style-name="T4"><text:line-break/></text:span><text:span text:style-name="T4">Mensajeria</text:span><text:span text:style-name="T4"><text:line-break/></text:span><text:span text:style-name="T5">Signal / WhatsApp</text:span><text:span text:style-name="T4"><text:line-break/></text:span><text:span text:style-name="T4"><text:line-break/></text:span><text:span text:style-name="T4">Email</text:span><text:span text:style-name="T4"><text:line-break/></text:span><text:span text:style-name="T5">Gnu</text:span><text:span text:style-name="T5">PGP o S/MIME</text:span><text:span text:style-name="T4"><text:line-break/></text:span><text:span text:style-name="T4"><text:line-break/></text:span><text:span text:style-name="T4">Tor</text:span></text:p>
          </draw:text-box>
        </draw:frame>
        <draw:frame draw:style-name="gr4" draw:text-style-name="P3" draw:layer="layout" svg:width="7.62cm" svg:height="3.048cm" svg:x="0.508cm" svg:y="15.494cm">
          <draw:image xlink:href="Pictures/10000201000003530000013B886C0C0C.png" xlink:type="simple" xlink:show="embed" xlink:actuate="onLoad">
            <text:p/>
          </draw:image>
        </draw:frame>
        <presentation:notes draw:style-name="dp2">
          <draw:frame draw:name="Shape 153" presentation:style-name="pr4" draw:text-style-name="P6" draw:layer="layout" svg:width="15.24cm" svg:height="11.43cm" svg:x="1.905cm" svg:y="12.065cm" presentation:class="notes" presentation:placeholder="true">
            <draw:text-box/>
          </draw:frame>
          <draw:page-thumbnail draw:name="Shape 154" draw:style-name="gr5" draw:layer="layout" svg:width="16.933cm" svg:height="9.525cm" svg:x="1.058cm" svg:y="1.905cm" draw:page-number="5" presentation:class="page"/>
        </presentation:notes>
      </draw:page>
      <draw:page draw:name="Slide24" draw:style-name="dp1" draw:master-page-name="Master1-Layout2-obj-Title-and-Content" presentation:presentation-page-layout-name="AL2T18">
        <draw:frame draw:name="Shape 156" presentation:style-name="pr3" draw:text-style-name="P5" draw:layer="layout" svg:width="29.21cm" svg:height="3.682cm" svg:x="2.328cm" svg:y="7.112cm" presentation:class="title" presentation:user-transformed="true">
          <draw:text-box>
            <text:p text:style-name="P4"><text:span text:style-name="T6">Conclusion</text:span></text:p>
          </draw:text-box>
        </draw:frame>
        <draw:frame draw:style-name="gr4" draw:text-style-name="P3" draw:layer="layout" svg:width="7.62cm" svg:height="3.048cm" svg:x="0.508cm" svg:y="15.494cm">
          <draw:image xlink:href="Pictures/10000201000003530000013B886C0C0C.png" xlink:type="simple" xlink:show="embed" xlink:actuate="onLoad">
            <text:p/>
          </draw:image>
        </draw:frame>
        <presentation:notes draw:style-name="dp2">
          <draw:frame draw:name="Shape 153" presentation:style-name="pr4" draw:text-style-name="P6" draw:layer="layout" svg:width="15.24cm" svg:height="11.43cm" svg:x="1.905cm" svg:y="12.065cm" presentation:class="notes" presentation:placeholder="true">
            <draw:text-box/>
          </draw:frame>
          <draw:page-thumbnail draw:name="Shape 154" draw:style-name="gr5" draw:layer="layout" svg:width="16.933cm" svg:height="9.525cm" svg:x="1.058cm" svg:y="1.905cm" draw:page-number="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33" style:family="presentation" style:parent-style-name="Master1-Layout5-twoTxTwoObj-Comparison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34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35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38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40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43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47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49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50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51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54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56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Mpr57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58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61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63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64" style:family="presentation" style:parent-style-name="Master1-Layout10-vertTx-Title-and-Vertical-Text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67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69" style:family="presentation" style:parent-style-name="Master1-Layout11-vertTitleAndTx-Vertical-Title-and-Text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70" style:family="presentation" style:parent-style-name="Master1-Layout11-vertTitleAndTx-Vertical-Title-and-Text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73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.635cm" fo:margin-right="0cm" fo:margin-top="0.353cm" fo:margin-bottom="0cm" fo:line-height="90%" fo:text-align="start" fo:text-indent="-0.141cm" style:punctuation-wrap="hanging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false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494cm" text:min-label-width="0.141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764cm" text:min-label-width="0.141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3.034cm" text:min-label-width="0.141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4.304cm" text:min-label-width="0.141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574cm" text:min-label-width="0.141cm"/>
        <style:text-properties fo:font-family="Arial" style:font-family-generic="swiss" fo:color="#000000" fo:font-size="100%"/>
      </text:list-level-style-bullet>
      <text:list-level-style-bullet text:level="6" text:bullet-char="•">
        <style:list-level-properties text:space-before="6.844cm" text:min-label-width="0.141cm"/>
        <style:text-properties fo:font-family="Arial" style:font-family-generic="swiss" fo:color="#000000" fo:font-size="100%"/>
      </text:list-level-style-bullet>
      <text:list-level-style-bullet text:level="7" text:bullet-char="•">
        <style:list-level-properties text:space-before="8.114cm" text:min-label-width="0.141cm"/>
        <style:text-properties fo:font-family="Arial" style:font-family-generic="swiss" fo:color="#000000" fo:font-size="100%"/>
      </text:list-level-style-bullet>
      <text:list-level-style-bullet text:level="8" text:bullet-char="•">
        <style:list-level-properties text:space-before="9.384cm" text:min-label-width="0.141cm"/>
        <style:text-properties fo:font-family="Arial" style:font-family-generic="swiss" fo:color="#000000" fo:font-size="100%"/>
      </text:list-level-style-bullet>
      <text:list-level-style-bullet text:level="9" text:bullet-char="•">
        <style:list-level-properties text:space-before="10.654cm" text:min-label-width="0.141cm"/>
        <style:text-properties fo:font-family="Arial" style:font-family-generic="swiss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Master1-Office-Theme" style:page-layout-name="PM1" draw:style-name="Mdp1">
      <draw:frame draw:name="Shape 6" presentation:style-name="Mpr1" draw:text-style-name="MP3" draw:layer="backgroundobjects" svg:width="29.21cm" svg:height="3.682cm" svg:x="2.328cm" svg:y="1.014cm" presentation:class="title">
        <draw:text-box>
          <text:p/>
        </draw:text-box>
      </draw:frame>
      <draw:frame draw:name="Shape 7" presentation:style-name="Mpr2" draw:text-style-name="MP3" draw:layer="backgroundobjects" svg:width="29.21cm" svg:height="12.087cm" svg:x="2.328cm" svg:y="5.071cm" presentation:class="outline">
        <draw:text-box>
          <text:list text:style-name="ML2">
            <text:list-item>
              <text:p text:style-name="MP4"><text:span text:style-name="MT1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8" presentation:style-name="Mpr3" draw:text-style-name="MP3" draw:layer="backgroundobjects" svg:width="7.62cm" svg:height="1.014cm" svg:x="2.328cm" svg:y="17.657cm" presentation:class="date-time">
        <draw:text-box>
          <text:p/>
        </draw:text-box>
      </draw:frame>
      <draw:frame draw:name="Shape 9" presentation:style-name="Mpr4" draw:text-style-name="MP3" draw:layer="backgroundobjects" svg:width="11.43cm" svg:height="1.014cm" svg:x="11.218cm" svg:y="17.657cm" presentation:class="footer">
        <draw:text-box>
          <text:p/>
        </draw:text-box>
      </draw:frame>
      <draw:frame draw:name="Shape 10" presentation:style-name="Mpr5" draw:text-style-name="MP3" draw:layer="backgroundobjects" svg:width="7.62cm" svg:height="1.014cm" svg:x="23.918cm" svg:y="17.657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2">
        <draw:page-thumbnail draw:name="Shape 3" presentation:style-name="Master1-Office-Theme-title" draw:layer="backgroundobjects" svg:width="12.701cm" svg:height="9.525cm" svg:x="3.176cm" svg:y="1.905cm" presentation:class="page"/>
        <draw:frame draw:name="Shape 4" presentation:style-name="Mpr6" draw:text-style-name="MP3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-title-Title-Slide" style:page-layout-name="PM1" draw:style-name="Mdp1">
      <draw:frame draw:name="Shape 12" presentation:style-name="Mpr7" draw:text-style-name="MP3" draw:layer="backgroundobjects" svg:width="25.4cm" svg:height="6.632cm" svg:x="4.233cm" svg:y="3.118cm" presentation:class="title">
        <draw:text-box>
          <text:p/>
        </draw:text-box>
      </draw:frame>
      <draw:frame draw:name="Shape 13" presentation:style-name="Mpr8" draw:text-style-name="MP3" draw:layer="backgroundobjects" svg:width="25.4cm" svg:height="4.599cm" svg:x="4.233cm" svg:y="10.006cm" presentation:class="subtitle">
        <draw:text-box>
          <text:p/>
        </draw:text-box>
      </draw:frame>
      <draw:frame draw:name="Shape 14" presentation:style-name="Mpr9" draw:text-style-name="MP3" draw:layer="backgroundobjects" svg:width="7.62cm" svg:height="1.014cm" svg:x="2.328cm" svg:y="17.657cm" presentation:class="date-time">
        <draw:text-box>
          <text:p/>
        </draw:text-box>
      </draw:frame>
      <draw:frame draw:name="Shape 15" presentation:style-name="Mpr10" draw:text-style-name="MP3" draw:layer="backgroundobjects" svg:width="11.43cm" svg:height="1.014cm" svg:x="11.218cm" svg:y="17.657cm" presentation:class="footer">
        <draw:text-box>
          <text:p/>
        </draw:text-box>
      </draw:frame>
      <draw:frame draw:name="Shape 16" presentation:style-name="Mpr11" draw:text-style-name="MP3" draw:layer="backgroundobjects" svg:width="7.62cm" svg:height="1.014cm" svg:x="23.918cm" svg:y="17.657cm" presentation:class="page-number">
        <draw:text-box>
          <text:p text:style-name="MP9"><text:span text:style-name="MT5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draw:name="Shape 3" presentation:style-name="Master1-Layout1-title-Title-Slide-title" draw:layer="backgroundobjects" svg:width="12.701cm" svg:height="9.525cm" svg:x="3.176cm" svg:y="1.905cm" presentation:class="page"/>
        <draw:frame draw:name="Shape 4" presentation:style-name="Mpr12" draw:text-style-name="MP3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2-obj-Title-and-Content" style:page-layout-name="PM1" draw:style-name="Mdp1">
      <draw:frame draw:name="Shape 18" presentation:style-name="Mpr13" draw:text-style-name="MP3" draw:layer="backgroundobjects" svg:width="29.21cm" svg:height="3.682cm" svg:x="2.328cm" svg:y="1.014cm" presentation:class="title">
        <draw:text-box>
          <text:p/>
        </draw:text-box>
      </draw:frame>
      <draw:frame draw:name="Shape 19" presentation:style-name="Mpr14" draw:text-style-name="MP3" draw:layer="backgroundobjects" svg:width="29.21cm" svg:height="12.087cm" svg:x="2.328cm" svg:y="5.071cm" presentation:class="title">
        <draw:text-box>
          <text:p/>
        </draw:text-box>
      </draw:frame>
      <draw:frame draw:name="Shape 20" presentation:style-name="Mpr15" draw:text-style-name="MP3" draw:layer="backgroundobjects" svg:width="7.62cm" svg:height="1.014cm" svg:x="2.328cm" svg:y="17.657cm" presentation:class="date-time">
        <draw:text-box>
          <text:p/>
        </draw:text-box>
      </draw:frame>
      <draw:frame draw:name="Shape 21" presentation:style-name="Mpr16" draw:text-style-name="MP3" draw:layer="backgroundobjects" svg:width="11.43cm" svg:height="1.014cm" svg:x="11.218cm" svg:y="17.657cm" presentation:class="footer">
        <draw:text-box>
          <text:p/>
        </draw:text-box>
      </draw:frame>
      <draw:frame draw:name="Shape 22" presentation:style-name="Mpr17" draw:text-style-name="MP3" draw:layer="backgroundobjects" svg:width="7.62cm" svg:height="1.014cm" svg:x="23.918cm" svg:y="17.657cm" presentation:class="page-number">
        <draw:text-box>
          <text:p text:style-name="MP9"><text:span text:style-name="MT5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draw:name="Shape 3" presentation:style-name="Master1-Layout2-obj-Title-and-Content-title" draw:layer="backgroundobjects" svg:width="12.701cm" svg:height="9.525cm" svg:x="3.176cm" svg:y="1.905cm" presentation:class="page"/>
        <draw:frame draw:name="Shape 4" presentation:style-name="Mpr18" draw:text-style-name="MP3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secHead-Section-Header" style:page-layout-name="PM1" draw:style-name="Mdp1">
      <draw:frame draw:name="Shape 24" presentation:style-name="Mpr19" draw:text-style-name="MP3" draw:layer="backgroundobjects" svg:width="29.21cm" svg:height="7.924cm" svg:x="2.311cm" svg:y="4.749cm" presentation:class="title">
        <draw:text-box>
          <text:p/>
        </draw:text-box>
      </draw:frame>
      <draw:frame draw:name="Shape 25" presentation:style-name="Mpr20" draw:text-style-name="MP3" draw:layer="backgroundobjects" svg:width="29.21cm" svg:height="4.167cm" svg:x="2.311cm" svg:y="12.749cm" presentation:class="outline">
        <draw:text-box>
          <text:p/>
        </draw:text-box>
      </draw:frame>
      <draw:frame draw:name="Shape 26" presentation:style-name="Mpr21" draw:text-style-name="MP3" draw:layer="backgroundobjects" svg:width="7.62cm" svg:height="1.014cm" svg:x="2.328cm" svg:y="17.657cm" presentation:class="date-time">
        <draw:text-box>
          <text:p/>
        </draw:text-box>
      </draw:frame>
      <draw:frame draw:name="Shape 27" presentation:style-name="Mpr22" draw:text-style-name="MP3" draw:layer="backgroundobjects" svg:width="11.43cm" svg:height="1.014cm" svg:x="11.218cm" svg:y="17.657cm" presentation:class="footer">
        <draw:text-box>
          <text:p/>
        </draw:text-box>
      </draw:frame>
      <draw:frame draw:name="Shape 28" presentation:style-name="Mpr23" draw:text-style-name="MP3" draw:layer="backgroundobjects" svg:width="7.62cm" svg:height="1.014cm" svg:x="23.918cm" svg:y="17.657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2">
        <draw:page-thumbnail draw:name="Shape 3" presentation:style-name="Master1-Layout3-secHead-Section-Header-title" draw:layer="backgroundobjects" svg:width="12.701cm" svg:height="9.525cm" svg:x="3.176cm" svg:y="1.905cm" presentation:class="page"/>
        <draw:frame draw:name="Shape 4" presentation:style-name="Mpr24" draw:text-style-name="MP3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twoObj-Two-Content" style:page-layout-name="PM1" draw:style-name="Mdp1">
      <draw:frame draw:name="Shape 30" presentation:style-name="Mpr25" draw:text-style-name="MP3" draw:layer="backgroundobjects" svg:width="29.21cm" svg:height="3.682cm" svg:x="2.328cm" svg:y="1.014cm" presentation:class="title">
        <draw:text-box>
          <text:p/>
        </draw:text-box>
      </draw:frame>
      <draw:frame draw:name="Shape 31" presentation:style-name="Mpr26" draw:text-style-name="MP3" draw:layer="backgroundobjects" svg:width="14.393cm" svg:height="12.087cm" svg:x="2.328cm" svg:y="5.071cm" presentation:class="title">
        <draw:text-box>
          <text:p/>
        </draw:text-box>
      </draw:frame>
      <draw:frame draw:name="Shape 32" presentation:style-name="Mpr26" draw:text-style-name="MP3" draw:layer="backgroundobjects" svg:width="14.393cm" svg:height="12.087cm" svg:x="17.145cm" svg:y="5.071cm" presentation:class="title">
        <draw:text-box>
          <text:p/>
        </draw:text-box>
      </draw:frame>
      <draw:frame draw:name="Shape 33" presentation:style-name="Mpr27" draw:text-style-name="MP3" draw:layer="backgroundobjects" svg:width="7.62cm" svg:height="1.014cm" svg:x="2.328cm" svg:y="17.657cm" presentation:class="date-time">
        <draw:text-box>
          <text:p/>
        </draw:text-box>
      </draw:frame>
      <draw:frame draw:name="Shape 34" presentation:style-name="Mpr28" draw:text-style-name="MP3" draw:layer="backgroundobjects" svg:width="11.43cm" svg:height="1.014cm" svg:x="11.218cm" svg:y="17.657cm" presentation:class="footer">
        <draw:text-box>
          <text:p/>
        </draw:text-box>
      </draw:frame>
      <draw:frame draw:name="Shape 35" presentation:style-name="Mpr29" draw:text-style-name="MP3" draw:layer="backgroundobjects" svg:width="7.62cm" svg:height="1.014cm" svg:x="23.918cm" svg:y="17.657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2">
        <draw:page-thumbnail draw:name="Shape 3" presentation:style-name="Master1-Layout4-twoObj-Two-Content-title" draw:layer="backgroundobjects" svg:width="12.701cm" svg:height="9.525cm" svg:x="3.176cm" svg:y="1.905cm" presentation:class="page"/>
        <draw:frame draw:name="Shape 4" presentation:style-name="Mpr30" draw:text-style-name="MP3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5-twoTxTwoObj-Comparison" style:page-layout-name="PM1" draw:style-name="Mdp1">
      <draw:frame draw:name="Shape 37" presentation:style-name="Mpr31" draw:text-style-name="MP3" draw:layer="backgroundobjects" svg:width="29.21cm" svg:height="3.682cm" svg:x="2.333cm" svg:y="1.014cm" presentation:class="title">
        <draw:text-box>
          <text:p/>
        </draw:text-box>
      </draw:frame>
      <draw:frame draw:name="Shape 38" presentation:style-name="Mpr32" draw:text-style-name="MP3" draw:layer="backgroundobjects" svg:width="14.327cm" svg:height="2.289cm" svg:x="2.333cm" svg:y="4.67cm" presentation:class="outline">
        <draw:text-box>
          <text:p/>
        </draw:text-box>
      </draw:frame>
      <draw:frame draw:name="Shape 39" presentation:style-name="Mpr33" draw:text-style-name="MP3" draw:layer="backgroundobjects" svg:width="14.327cm" svg:height="10.235cm" svg:x="2.333cm" svg:y="6.959cm" presentation:class="outline">
        <draw:text-box>
          <text:p/>
        </draw:text-box>
      </draw:frame>
      <draw:frame draw:name="Shape 40" presentation:style-name="Mpr34" draw:text-style-name="MP3" draw:layer="backgroundobjects" svg:width="14.398cm" svg:height="2.289cm" svg:x="17.145cm" svg:y="4.67cm" presentation:class="title">
        <draw:text-box>
          <text:p/>
        </draw:text-box>
      </draw:frame>
      <draw:frame draw:name="Shape 41" presentation:style-name="Mpr35" draw:text-style-name="MP3" draw:layer="backgroundobjects" svg:width="14.398cm" svg:height="10.235cm" svg:x="17.145cm" svg:y="6.959cm" presentation:class="title">
        <draw:text-box>
          <text:p/>
        </draw:text-box>
      </draw:frame>
      <draw:frame draw:name="Shape 42" presentation:style-name="Mpr36" draw:text-style-name="MP3" draw:layer="backgroundobjects" svg:width="7.62cm" svg:height="1.014cm" svg:x="2.328cm" svg:y="17.657cm" presentation:class="date-time">
        <draw:text-box>
          <text:p/>
        </draw:text-box>
      </draw:frame>
      <draw:frame draw:name="Shape 43" presentation:style-name="Mpr37" draw:text-style-name="MP3" draw:layer="backgroundobjects" svg:width="11.43cm" svg:height="1.014cm" svg:x="11.218cm" svg:y="17.657cm" presentation:class="footer">
        <draw:text-box>
          <text:p/>
        </draw:text-box>
      </draw:frame>
      <draw:frame draw:name="Shape 44" presentation:style-name="Mpr38" draw:text-style-name="MP3" draw:layer="backgroundobjects" svg:width="7.62cm" svg:height="1.014cm" svg:x="23.918cm" svg:y="17.657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2">
        <draw:page-thumbnail draw:name="Shape 3" presentation:style-name="Master1-Layout5-twoTxTwoObj-Comparison-title" draw:layer="backgroundobjects" svg:width="12.701cm" svg:height="9.525cm" svg:x="3.176cm" svg:y="1.905cm" presentation:class="page"/>
        <draw:frame draw:name="Shape 4" presentation:style-name="Mpr39" draw:text-style-name="MP3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6-titleOnly-Title-Only" style:page-layout-name="PM1" draw:style-name="Mdp1">
      <draw:frame draw:name="Shape 46" presentation:style-name="Mpr40" draw:text-style-name="MP3" draw:layer="backgroundobjects" svg:width="29.21cm" svg:height="3.682cm" svg:x="2.328cm" svg:y="1.014cm" presentation:class="title">
        <draw:text-box>
          <text:p/>
        </draw:text-box>
      </draw:frame>
      <draw:frame draw:name="Shape 47" presentation:style-name="Mpr41" draw:text-style-name="MP3" draw:layer="backgroundobjects" svg:width="7.62cm" svg:height="1.014cm" svg:x="2.328cm" svg:y="17.657cm" presentation:class="date-time">
        <draw:text-box>
          <text:p/>
        </draw:text-box>
      </draw:frame>
      <draw:frame draw:name="Shape 48" presentation:style-name="Mpr42" draw:text-style-name="MP3" draw:layer="backgroundobjects" svg:width="11.43cm" svg:height="1.014cm" svg:x="11.218cm" svg:y="17.657cm" presentation:class="footer">
        <draw:text-box>
          <text:p/>
        </draw:text-box>
      </draw:frame>
      <draw:frame draw:name="Shape 49" presentation:style-name="Mpr43" draw:text-style-name="MP3" draw:layer="backgroundobjects" svg:width="7.62cm" svg:height="1.014cm" svg:x="23.918cm" svg:y="17.657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2">
        <draw:page-thumbnail draw:name="Shape 3" presentation:style-name="Master1-Layout6-titleOnly-Title-Only-title" draw:layer="backgroundobjects" svg:width="12.701cm" svg:height="9.525cm" svg:x="3.176cm" svg:y="1.905cm" presentation:class="page"/>
        <draw:frame draw:name="Shape 4" presentation:style-name="Mpr44" draw:text-style-name="MP3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7-blank-Blank" style:page-layout-name="PM1" draw:style-name="Mdp1">
      <draw:frame draw:name="Shape 51" presentation:style-name="Mpr45" draw:text-style-name="MP3" draw:layer="backgroundobjects" svg:width="7.62cm" svg:height="1.014cm" svg:x="2.328cm" svg:y="17.657cm" presentation:class="date-time">
        <draw:text-box>
          <text:p/>
        </draw:text-box>
      </draw:frame>
      <draw:frame draw:name="Shape 52" presentation:style-name="Mpr46" draw:text-style-name="MP3" draw:layer="backgroundobjects" svg:width="11.43cm" svg:height="1.014cm" svg:x="11.218cm" svg:y="17.657cm" presentation:class="footer">
        <draw:text-box>
          <text:p/>
        </draw:text-box>
      </draw:frame>
      <draw:frame draw:name="Shape 53" presentation:style-name="Mpr47" draw:text-style-name="MP3" draw:layer="backgroundobjects" svg:width="7.62cm" svg:height="1.014cm" svg:x="23.918cm" svg:y="17.657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2">
        <draw:page-thumbnail draw:name="Shape 3" presentation:style-name="Master1-Layout7-blank-Blank-title" draw:layer="backgroundobjects" svg:width="12.701cm" svg:height="9.525cm" svg:x="3.176cm" svg:y="1.905cm" presentation:class="page"/>
        <draw:frame draw:name="Shape 4" presentation:style-name="Mpr48" draw:text-style-name="MP3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8-objTx-Content-with-Caption" style:page-layout-name="PM1" draw:style-name="Mdp1">
      <draw:frame draw:name="Shape 55" presentation:style-name="Mpr49" draw:text-style-name="MP3" draw:layer="backgroundobjects" svg:width="10.923cm" svg:height="4.445cm" svg:x="2.333cm" svg:y="1.27cm" presentation:class="title">
        <draw:text-box>
          <text:p/>
        </draw:text-box>
      </draw:frame>
      <draw:frame draw:name="Shape 56" presentation:style-name="Mpr50" draw:text-style-name="MP3" draw:layer="backgroundobjects" svg:width="17.145cm" svg:height="13.538cm" svg:x="14.398cm" svg:y="2.743cm" presentation:class="outline">
        <draw:text-box>
          <text:p/>
        </draw:text-box>
      </draw:frame>
      <draw:frame draw:name="Shape 57" presentation:style-name="Mpr51" draw:text-style-name="MP3" draw:layer="backgroundobjects" svg:width="10.923cm" svg:height="10.588cm" svg:x="2.333cm" svg:y="5.715cm" presentation:class="title">
        <draw:text-box>
          <text:p/>
        </draw:text-box>
      </draw:frame>
      <draw:frame draw:name="Shape 58" presentation:style-name="Mpr52" draw:text-style-name="MP3" draw:layer="backgroundobjects" svg:width="7.62cm" svg:height="1.014cm" svg:x="2.328cm" svg:y="17.657cm" presentation:class="date-time">
        <draw:text-box>
          <text:p/>
        </draw:text-box>
      </draw:frame>
      <draw:frame draw:name="Shape 59" presentation:style-name="Mpr53" draw:text-style-name="MP3" draw:layer="backgroundobjects" svg:width="11.43cm" svg:height="1.014cm" svg:x="11.218cm" svg:y="17.657cm" presentation:class="footer">
        <draw:text-box>
          <text:p/>
        </draw:text-box>
      </draw:frame>
      <draw:frame draw:name="Shape 60" presentation:style-name="Mpr54" draw:text-style-name="MP3" draw:layer="backgroundobjects" svg:width="7.62cm" svg:height="1.014cm" svg:x="23.918cm" svg:y="17.657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2">
        <draw:page-thumbnail draw:name="Shape 3" presentation:style-name="Master1-Layout8-objTx-Content-with-Caption-title" draw:layer="backgroundobjects" svg:width="12.701cm" svg:height="9.525cm" svg:x="3.176cm" svg:y="1.905cm" presentation:class="page"/>
        <draw:frame draw:name="Shape 4" presentation:style-name="Mpr55" draw:text-style-name="MP3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9-picTx-Picture-with-Caption" style:page-layout-name="PM1" draw:style-name="Mdp1">
      <draw:frame draw:name="Shape 62" presentation:style-name="Mpr56" draw:text-style-name="MP3" draw:layer="backgroundobjects" svg:width="10.923cm" svg:height="4.445cm" svg:x="2.333cm" svg:y="1.27cm" presentation:class="title">
        <draw:text-box>
          <text:p/>
        </draw:text-box>
      </draw:frame>
      <draw:frame draw:name="Shape 63" presentation:style-name="Mpr57" draw:text-style-name="MP3" draw:layer="backgroundobjects" svg:width="17.145cm" svg:height="13.538cm" svg:x="14.398cm" svg:y="2.743cm" presentation:class="title">
        <draw:text-box>
          <text:p/>
        </draw:text-box>
      </draw:frame>
      <draw:frame draw:name="Shape 64" presentation:style-name="Mpr58" draw:text-style-name="MP3" draw:layer="backgroundobjects" svg:width="10.923cm" svg:height="10.588cm" svg:x="2.333cm" svg:y="5.715cm" presentation:class="outline">
        <draw:text-box>
          <text:p/>
        </draw:text-box>
      </draw:frame>
      <draw:frame draw:name="Shape 65" presentation:style-name="Mpr59" draw:text-style-name="MP3" draw:layer="backgroundobjects" svg:width="7.62cm" svg:height="1.014cm" svg:x="2.328cm" svg:y="17.657cm" presentation:class="date-time">
        <draw:text-box>
          <text:p/>
        </draw:text-box>
      </draw:frame>
      <draw:frame draw:name="Shape 66" presentation:style-name="Mpr60" draw:text-style-name="MP3" draw:layer="backgroundobjects" svg:width="11.43cm" svg:height="1.014cm" svg:x="11.218cm" svg:y="17.657cm" presentation:class="footer">
        <draw:text-box>
          <text:p/>
        </draw:text-box>
      </draw:frame>
      <draw:frame draw:name="Shape 67" presentation:style-name="Mpr61" draw:text-style-name="MP3" draw:layer="backgroundobjects" svg:width="7.62cm" svg:height="1.014cm" svg:x="23.918cm" svg:y="17.657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2">
        <draw:page-thumbnail draw:name="Shape 3" presentation:style-name="Master1-Layout9-picTx-Picture-with-Caption-title" draw:layer="backgroundobjects" svg:width="12.701cm" svg:height="9.525cm" svg:x="3.176cm" svg:y="1.905cm" presentation:class="page"/>
        <draw:frame draw:name="Shape 4" presentation:style-name="Mpr62" draw:text-style-name="MP3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0-vertTx-Title-and-Vertical-Text" style:page-layout-name="PM1" draw:style-name="Mdp1">
      <draw:frame draw:name="Shape 69" presentation:style-name="Mpr63" draw:text-style-name="MP3" draw:layer="backgroundobjects" svg:width="29.21cm" svg:height="3.682cm" svg:x="2.328cm" svg:y="1.014cm" presentation:class="title">
        <draw:text-box>
          <text:p/>
        </draw:text-box>
      </draw:frame>
      <draw:frame draw:name="Shape 70" presentation:style-name="Mpr64" draw:text-style-name="MP3" draw:layer="backgroundobjects" svg:width="12.087cm" svg:height="29.21cm" draw:transform="rotate (-1.5707963267949) translate (31.538cm 5.071cm)" presentation:class="outline">
        <draw:text-box>
          <text:p/>
        </draw:text-box>
      </draw:frame>
      <draw:frame draw:name="Shape 71" presentation:style-name="Mpr65" draw:text-style-name="MP3" draw:layer="backgroundobjects" svg:width="7.62cm" svg:height="1.014cm" svg:x="2.328cm" svg:y="17.657cm" presentation:class="date-time">
        <draw:text-box>
          <text:p/>
        </draw:text-box>
      </draw:frame>
      <draw:frame draw:name="Shape 72" presentation:style-name="Mpr66" draw:text-style-name="MP3" draw:layer="backgroundobjects" svg:width="11.43cm" svg:height="1.014cm" svg:x="11.218cm" svg:y="17.657cm" presentation:class="footer">
        <draw:text-box>
          <text:p/>
        </draw:text-box>
      </draw:frame>
      <draw:frame draw:name="Shape 73" presentation:style-name="Mpr67" draw:text-style-name="MP3" draw:layer="backgroundobjects" svg:width="7.62cm" svg:height="1.014cm" svg:x="23.918cm" svg:y="17.657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2">
        <draw:page-thumbnail draw:name="Shape 3" presentation:style-name="Master1-Layout10-vertTx-Title-and-Vertical-Text-title" draw:layer="backgroundobjects" svg:width="12.701cm" svg:height="9.525cm" svg:x="3.176cm" svg:y="1.905cm" presentation:class="page"/>
        <draw:frame draw:name="Shape 4" presentation:style-name="Mpr68" draw:text-style-name="MP3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1-vertTitleAndTx-Vertical-Title-and-Text" style:page-layout-name="PM1" draw:style-name="Mdp1">
      <draw:frame draw:name="Shape 75" presentation:style-name="Mpr69" draw:text-style-name="MP3" draw:layer="backgroundobjects" svg:width="16.144cm" svg:height="7.302cm" draw:transform="rotate (-1.5707963267949) translate (31.538cm 1.014cm)" presentation:class="title">
        <draw:text-box>
          <text:p/>
        </draw:text-box>
      </draw:frame>
      <draw:frame draw:name="Shape 76" presentation:style-name="Mpr70" draw:text-style-name="MP3" draw:layer="backgroundobjects" svg:width="16.144cm" svg:height="21.484cm" draw:transform="rotate (-1.5707963267949) translate (23.812cm 1.014cm)" presentation:class="outline">
        <draw:text-box>
          <text:p/>
        </draw:text-box>
      </draw:frame>
      <draw:frame draw:name="Shape 77" presentation:style-name="Mpr71" draw:text-style-name="MP3" draw:layer="backgroundobjects" svg:width="7.62cm" svg:height="1.014cm" svg:x="2.328cm" svg:y="17.657cm" presentation:class="date-time">
        <draw:text-box>
          <text:p/>
        </draw:text-box>
      </draw:frame>
      <draw:frame draw:name="Shape 78" presentation:style-name="Mpr72" draw:text-style-name="MP3" draw:layer="backgroundobjects" svg:width="11.43cm" svg:height="1.014cm" svg:x="11.218cm" svg:y="17.657cm" presentation:class="footer">
        <draw:text-box>
          <text:p/>
        </draw:text-box>
      </draw:frame>
      <draw:frame draw:name="Shape 79" presentation:style-name="Mpr73" draw:text-style-name="MP3" draw:layer="backgroundobjects" svg:width="7.62cm" svg:height="1.014cm" svg:x="23.918cm" svg:y="17.657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2">
        <draw:page-thumbnail draw:name="Shape 3" presentation:style-name="Master1-Layout11-vertTitleAndTx-Vertical-Title-and-Text-title" draw:layer="backgroundobjects" svg:width="12.701cm" svg:height="9.525cm" svg:x="3.176cm" svg:y="1.905cm" presentation:class="page"/>
        <draw:frame draw:name="Shape 4" presentation:style-name="Mpr74" draw:text-style-name="MP3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Primera jornada de charlas</dc:title>
    <meta:initial-creator>Martin</meta:initial-creator>
    <dc:creator>Martin </dc:creator>
    <dc:date>2017-04-22T18:43:24.532811727</dc:date>
    <meta:editing-cycles>4</meta:editing-cycles>
    <meta:editing-duration>PT3H5M46S</meta:editing-duration>
    <meta:document-statistic meta:object-count="126"/>
  </office:meta>
</office:document-meta>
</file>